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7mm"/>
    </style:style>
    <style:style style:name="co2" style:family="table-column">
      <style:table-column-properties fo:break-before="auto" style:column-width="21.08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011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date" office:date-value="2015-04-05T13:34:02" calcext:value-type="date">
            <text:p>5/4/2015 13:34</text:p>
          </table:table-cell>
          <table:table-cell table:style-name="ce2" office:value-type="string" calcext:value-type="string">
            <text:p>Apples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5-04-05T03:41:23" calcext:value-type="date">
            <text:p>5/4/2015 03:41</text:p>
          </table:table-cell>
          <table:table-cell table:style-name="ce2" office:value-type="string" calcext:value-type="string">
            <text:p>Cherries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5-04-06T12:46:51" calcext:value-type="date">
            <text:p>6/4/2015 12:46</text:p>
          </table:table-cell>
          <table:table-cell table:style-name="ce2" office:value-type="string" calcext:value-type="string">
            <text:p>Pears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5-04-08T08:59:43" calcext:value-type="date">
            <text:p>8/4/2015 08:59</text:p>
          </table:table-cell>
          <table:table-cell table:style-name="ce2" office:value-type="string" calcext:value-type="string">
            <text:p>Oranges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5-04-10T02:07:00" calcext:value-type="date">
            <text:p>10/4/2015 02:07</text:p>
          </table:table-cell>
          <table:table-cell table:style-name="ce2" office:value-type="string" calcext:value-type="string">
            <text:p>Apples</text:p>
          </table:table-cell>
          <table:table-cell table:style-name="ce3"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5-04-10T18:10:37" calcext:value-type="date">
            <text:p>10/4/2015 18:10</text:p>
          </table:table-cell>
          <table:table-cell table:style-name="ce2" office:value-type="string" calcext:value-type="string">
            <text:p>Bananas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5-04-10T02:40:46" calcext:value-type="date">
            <text:p>10/4/2015 02:40</text:p>
          </table:table-cell>
          <table:table-cell table:style-name="ce2" office:value-type="string" calcext:value-type="string">
            <text:p>Strawberries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</meta:initial-creator>
    <dc:creator>Al</dc:creator>
    <meta:creation-date>2014-05-16T05:23:27</meta:creation-date>
    <dc:date>2015-03-18T23:12:43</dc:date>
    <meta:generator>LibreOffice/6.0.7.3$Linux_X86_64 LibreOffice_project/00m0$Build-3</meta:generator>
    <meta:document-statistic meta:table-count="3" meta:cell-count="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